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4c527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4c527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4c527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4c527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4c527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4c52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4c527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4c527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4c527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4c527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4c527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4c52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4c527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4c527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4c527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4c527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4c527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Kimberly Sofìa Àvila Lòp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5/3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19910969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Gedgle Josè Àvila Lòp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381579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19.27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0" meta:non-whitespace-character-count="1001"/>
    <meta:template xlink:type="simple" xlink:actuate="onRequest" xlink:title="Normal" xlink:href=""/>
  </office:meta>
</office:document-meta>
</file>